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f76a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76a4" officeooo:paragraph-rsid="001f76a4" style:font-weight-asian="bold" style:font-weight-complex="bold"/>
    </style:style>
    <style:style style:name="P4" style:family="paragraph" style:parent-style-name="Standard">
      <style:text-properties officeooo:rsid="001f76a4" officeooo:paragraph-rsid="001f76a4"/>
    </style:style>
    <style:style style:name="P5" style:family="paragraph" style:parent-style-name="Standard">
      <style:text-properties fo:font-weight="normal" officeooo:rsid="001f76a4" officeooo:paragraph-rsid="001f76a4" style:font-weight-asian="normal" style:font-weight-complex="normal"/>
    </style:style>
    <style:style style:name="P6" style:family="paragraph" style:parent-style-name="Standard">
      <style:text-properties fo:font-style="italic" fo:font-weight="normal" officeooo:rsid="001f76a4" officeooo:paragraph-rsid="001f76a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officeooo:rsid="001f76a4" officeooo:paragraph-rsid="001f76a4" style:font-style-asian="normal" style:font-weight-asian="normal" style:font-style-complex="normal" style:font-weight-complex="normal"/>
    </style:style>
    <style:style style:name="T1" style:family="text">
      <style:text-properties officeooo:rsid="001f76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6a4" style:font-weight-asian="bold" style:font-weight-complex="bold"/>
    </style:style>
    <style:style style:name="T4" style:family="text">
      <style:text-properties officeooo:rsid="0020a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1">3</text:span>L<text:span text:style-name="T4">8</text:span> German</text:p>
      <text:p text:style-name="P2"><text:span text:style-name="T3"/></text:p>
      <text:p text:style-name="P2"><text:span text:style-name="T3"/></text:p>
      <text:p text:style-name="P2"><text:span text:style-name="T3">haben (to have)</text:span></text:p>
      <text:p text:style-name="P2"><text:span text:style-name="T3"/></text:p>
      <text:p text:style-name="P6">mod.<text:tab/>stem<text:tab/>mod.<text:tab/>stem</text:p>
      <text:p text:style-name="P5">ich<text:tab/><text:span text:style-name="T2">habe<text:tab/></text:span>wir<text:tab/><text:span text:style-name="T2">haben</text:span></text:p>
      <text:p text:style-name="P5"/>
      <text:p text:style-name="P5">du<text:tab/><text:span text:style-name="T2">hast<text:tab/></text:span>ihr<text:tab/><text:span text:style-name="T2">habt</text:span></text:p>
      <text:p text:style-name="P5"><text:span text:style-name="T2"/></text:p>
      <text:p text:style-name="P5">er<text:tab/><text:span text:style-name="T2">hat</text:span><text:tab/>sie<text:tab/><text:span text:style-name="T2">haben</text:span></text:p>
      <text:p text:style-name="P5">sie<text:tab/>...<text:span text:style-name="T2"><text:tab/></text:span>Sie<text:tab/>...</text:p>
      <text:p text:style-name="P5">es<text:tab/>...<text:tab/>…<text:tab/>...</text:p>
      <text:p text:style-name="P2"><text:span text:style-name="T3"/></text:p>
      <text:p text:style-name="P2"><text:span text:style-name="T3">..</text:span></text:p>
      <text:p text:style-name="P2"><text:span text:style-name="T3"/></text:p>
      <text:p text:style-name="P4"><text:span text:style-name="T2">sein (to be)</text:span></text:p>
      <text:p text:style-name="P4"><text:span text:style-name="T2"/></text:p>
      <text:p text:style-name="P6">mod.<text:tab/>stem<text:tab/>mod.<text:tab/>stem<text:tab/></text:p>
      <text:p text:style-name="P7">ich<text:tab/><text:span text:style-name="T2">bin</text:span><text:tab/>wir<text:tab/><text:span text:style-name="T2">sind</text:span></text:p>
      <text:p text:style-name="P7"/>
      <text:p text:style-name="P7">du<text:tab/><text:span text:style-name="T2">bist<text:tab/></text:span>ihr<text:tab/>seid</text:p>
      <text:p text:style-name="P7"/>
      <text:p text:style-name="P7">er<text:tab/><text:span text:style-name="T2">ist</text:span><text:tab/>sie<text:tab/><text:span text:style-name="T2">sind</text:span></text:p>
      <text:p text:style-name="P7">sie<text:tab/>…<text:tab/>Sie<text:tab/>…</text:p>
      <text:p text:style-name="P7">es<text:tab/>…<text:tab/>...<text:tab/>…<text:tab/></text:p>
      <text:p text:style-name="P4"><text:span text:style-name="T2"/></text:p>
      <text:p text:style-name="P4"><text:span text:style-name="T2">.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1T15:25:16.558867301</dc:date>
    <meta:editing-duration>PT47M26S</meta:editing-duration>
    <meta:editing-cycles>11</meta:editing-cycles>
    <meta:generator>LibreOffice/4.4.5.2$Linux_X86_64 LibreOffice_project/40$Build-2</meta:generator>
    <meta:document-statistic meta:table-count="0" meta:image-count="0" meta:object-count="0" meta:page-count="1" meta:paragraph-count="17" meta:word-count="58" meta:character-count="227" meta:non-whitespace-character-count="184"/>
  </office:meta>
</office:document-meta>
</file>